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098in" fo:break-before="auto" style:use-optimal-row-height="false"/>
    </style:style>
    <style:style style:name="ro2" style:family="table-row">
      <style:table-row-properties style:row-height="0.6772in" fo:break-before="auto" style:use-optimal-row-height="false"/>
    </style:style>
    <style:style style:name="ro3" style:family="table-row">
      <style:table-row-properties style:row-height="1.5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style:direction="ttb" style:vertical-align="middle"/>
      <style:paragraph-properties fo:text-align="center" fo:margin-left="0in" style:writing-mode="lr-tb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 fo:hyphenate="true"/>
    </style:style>
    <style:style style:name="ce17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Ausmas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1" table:number-rows-spanned="6">
            <text:p>Eintrittswahrscheinlichkeit</text:p>
          </table:table-cell>
          <table:table-cell table:style-name="ce11"/>
          <table:table-cell table:style-name="ce11" office:value-type="string" calcext:value-type="string">
            <text:p>1</text:p>
            <text:p>Unwensentlich</text:p>
          </table:table-cell>
          <table:table-cell table:style-name="ce11" office:value-type="string" calcext:value-type="string">
            <text:p>2</text:p>
            <text:p>Gering</text:p>
          </table:table-cell>
          <table:table-cell table:style-name="ce11" office:value-type="string" calcext:value-type="string">
            <text:p>3</text:p>
            <text:p>Mittel</text:p>
          </table:table-cell>
          <table:table-cell table:style-name="ce11" office:value-type="string" calcext:value-type="string">
            <text:p>4</text:p>
            <text:p>Hoch</text:p>
          </table:table-cell>
          <table:table-cell table:style-name="ce11" office:value-type="string" calcext:value-type="string">
            <text:p>5</text:p>
            <text:p>Kritisch</text:p>
          </table:table-cell>
          <table:table-cell table:number-columns-repeated="1012"/>
        </table:table-row>
        <table:table-row table:style-name="ro3">
          <table:covered-table-cell/>
          <table:table-cell table:style-name="ce11" office:value-type="string" calcext:value-type="string">
            <text:p>5</text:p>
            <text:p>Sehr </text:p>
            <text:p>Wahrscheinlich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covered-table-cell/>
          <table:table-cell table:style-name="ce11" office:value-type="string" calcext:value-type="string">
            <text:p>4</text:p>
            <text:p>Wahrscheinlich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16</text:p>
            <text:p/>
            <text:p>Schlechte Kommunikation Studierende / Dozenten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covered-table-cell/>
          <table:table-cell table:style-name="ce11" office:value-type="string" calcext:value-type="string">
            <text:p>3</text:p>
            <text:p>Möglich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6</text:p>
            <text:p/>
            <text:p>Fehlende Dokumentation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12</text:p>
            <text:p/>
            <text:p>Übermässige Komplexität in der Architektur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covered-table-cell/>
          <table:table-cell table:style-name="ce11" office:value-type="string" calcext:value-type="string">
            <text:p>2</text:p>
            <text:p>Unwahrscheinlich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4</text:p>
            <text:p/>
            <text:p>Fehler im Produkt, die erst nach dem Abschlusstermin der Semesterarbeit entdeckt werden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8</text:p>
            <text:p/>
            <text:p>Nicht einhalten von Deadlin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covered-table-cell/>
          <table:table-cell table:style-name="ce11" office:value-type="string" calcext:value-type="string">
            <text:p>1</text:p>
            <text:p>Sehr</text:p>
            <text:p>Unwahrscheinli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7:10:08.058907308</meta:creation-date>
    <meta:generator>LibreOffice/7.3.7.2$Linux_X86_64 LibreOffice_project/30$Build-2</meta:generator>
    <dc:date>2024-07-03T18:26:01.647747239</dc:date>
    <meta:editing-duration>PT56S</meta:editing-duration>
    <meta:editing-cycles>2</meta:editing-cycles>
    <meta:document-statistic meta:table-count="1" meta:cell-count="37" meta:object-count="0"/>
  </office:meta>
</office:document-meta>
</file>